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3e14" officeooo:paragraph-rsid="000c3e14"/>
    </style:style>
    <style:style style:name="P2" style:family="paragraph" style:parent-style-name="Standard">
      <style:text-properties officeooo:rsid="000f4298" officeooo:paragraph-rsid="000f4298"/>
    </style:style>
    <style:style style:name="P3" style:family="paragraph" style:parent-style-name="Standard">
      <style:text-properties officeooo:rsid="000f4298" officeooo:paragraph-rsid="0037cef0"/>
    </style:style>
    <style:style style:name="P4" style:family="paragraph" style:parent-style-name="Standard">
      <style:text-properties officeooo:rsid="000f4298" officeooo:paragraph-rsid="00390287"/>
    </style:style>
    <style:style style:name="P5" style:family="paragraph" style:parent-style-name="Standard">
      <style:text-properties officeooo:rsid="001fd03b" officeooo:paragraph-rsid="001fd03b"/>
    </style:style>
    <style:style style:name="P6" style:family="paragraph" style:parent-style-name="Standard">
      <style:text-properties officeooo:rsid="002766c8" officeooo:paragraph-rsid="002766c8"/>
    </style:style>
    <style:style style:name="P7" style:family="paragraph">
      <style:paragraph-properties fo:text-align="center"/>
    </style:style>
    <style:style style:name="T1" style:family="text">
      <style:text-properties officeooo:rsid="000d228d"/>
    </style:style>
    <style:style style:name="T2" style:family="text">
      <style:text-properties officeooo:rsid="000d3e4f"/>
    </style:style>
    <style:style style:name="T3" style:family="text">
      <style:text-properties officeooo:rsid="000da421"/>
    </style:style>
    <style:style style:name="T4" style:family="text">
      <style:text-properties officeooo:rsid="000e560d"/>
    </style:style>
    <style:style style:name="T5" style:family="text">
      <style:text-properties officeooo:rsid="000ed33e"/>
    </style:style>
    <style:style style:name="T6" style:family="text">
      <style:text-properties officeooo:rsid="000f4298"/>
    </style:style>
    <style:style style:name="T7" style:family="text">
      <style:text-properties officeooo:rsid="00111742"/>
    </style:style>
    <style:style style:name="T8" style:family="text">
      <style:text-properties officeooo:rsid="00128fc3"/>
    </style:style>
    <style:style style:name="T9" style:family="text">
      <style:text-properties officeooo:rsid="00145428"/>
    </style:style>
    <style:style style:name="T10" style:family="text">
      <style:text-properties officeooo:rsid="00146a39"/>
    </style:style>
    <style:style style:name="T11" style:family="text">
      <style:text-properties officeooo:rsid="00166320"/>
    </style:style>
    <style:style style:name="T12" style:family="text">
      <style:text-properties officeooo:rsid="00170ced"/>
    </style:style>
    <style:style style:name="T13" style:family="text">
      <style:text-properties officeooo:rsid="0017a01a"/>
    </style:style>
    <style:style style:name="T14" style:family="text">
      <style:text-properties officeooo:rsid="0019a097"/>
    </style:style>
    <style:style style:name="T15" style:family="text">
      <style:text-properties officeooo:rsid="001cd125"/>
    </style:style>
    <style:style style:name="T16" style:family="text">
      <style:text-properties officeooo:rsid="001ddac6"/>
    </style:style>
    <style:style style:name="T17" style:family="text">
      <style:text-properties officeooo:rsid="001e1585"/>
    </style:style>
    <style:style style:name="T18" style:family="text">
      <style:text-properties officeooo:rsid="001f23d2"/>
    </style:style>
    <style:style style:name="T19" style:family="text">
      <style:text-properties officeooo:rsid="001faa0c"/>
    </style:style>
    <style:style style:name="T20" style:family="text">
      <style:text-properties officeooo:rsid="001fd03b"/>
    </style:style>
    <style:style style:name="T21" style:family="text">
      <style:text-properties officeooo:rsid="0021a4bb"/>
    </style:style>
    <style:style style:name="T22" style:family="text">
      <style:text-properties officeooo:rsid="00226e94"/>
    </style:style>
    <style:style style:name="T23" style:family="text">
      <style:text-properties officeooo:rsid="002452ed"/>
    </style:style>
    <style:style style:name="T24" style:family="text">
      <style:text-properties officeooo:rsid="00263d83"/>
    </style:style>
    <style:style style:name="T25" style:family="text">
      <style:text-properties officeooo:rsid="0028685d"/>
    </style:style>
    <style:style style:name="T26" style:family="text">
      <style:text-properties officeooo:rsid="0028b808"/>
    </style:style>
    <style:style style:name="T27" style:family="text">
      <style:text-properties officeooo:rsid="002a1769"/>
    </style:style>
    <style:style style:name="T28" style:family="text">
      <style:text-properties officeooo:rsid="002dd32a"/>
    </style:style>
    <style:style style:name="T29" style:family="text">
      <style:text-properties officeooo:rsid="002f610d"/>
    </style:style>
    <style:style style:name="T30" style:family="text">
      <style:text-properties officeooo:rsid="0030f13e"/>
    </style:style>
    <style:style style:name="T31" style:family="text">
      <style:text-properties officeooo:rsid="003100a7"/>
    </style:style>
    <style:style style:name="T32" style:family="text">
      <style:text-properties officeooo:rsid="0032c04b"/>
    </style:style>
    <style:style style:name="T33" style:family="text">
      <style:text-properties officeooo:rsid="0034afc2"/>
    </style:style>
    <style:style style:name="T34" style:family="text">
      <style:text-properties officeooo:rsid="003625f3"/>
    </style:style>
    <style:style style:name="T35" style:family="text">
      <style:text-properties officeooo:rsid="0037cef0"/>
    </style:style>
    <style:style style:name="T36" style:family="text">
      <style:text-properties officeooo:rsid="00390287"/>
    </style:style>
    <style:style style:name="gr1" style:family="graphic">
      <style:graphic-properties draw:textarea-horizontal-align="justify" draw:textarea-vertical-align="middle" draw:auto-grow-height="false" fo:min-height="0.182cm" fo:min-width="3.1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94cm" fo:min-width="3.5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79cm" fo:min-width="3.6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atz <text:span text:style-name="T6">(Bewerbung, Vertrieb und Verkauf)</text:span></text:p>
      <text:p text:style-name="P1"/>
      <text:p text:style-name="P1">→ Güter müssen beworben und verkauft werden.</text:p>
      <text:p text:style-name="P1"><text:tab/>→<text:span text:style-name="T1"> Marktbearbeitungsstrategie wählen: Homogene, differenzierte, konzentrierte </text:span></text:p>
      <text:p text:style-name="P1"><text:tab/><text:tab/><text:span text:style-name="T2">Marktbearbeitungsstrategie.</text:span></text:p>
      <text:p text:style-name="P1"><text:tab/><text:tab/>→<text:span text:style-name="T3"> Die beiden letzten erfordern Definition der Zielgruppe für das Produkt.</text:span></text:p>
      <text:p text:style-name="P1">→<text:span text:style-name="T4"> Nach Marktbearbeitungsstrategie, Einsatz von Marketinginstrumenten unter Berücksichtigung</text:span></text:p>
      <text:p text:style-name="P1"><text:tab/><text:span text:style-name="T4">der Phase im Produktlebenszyklus in dem sich ein Produkt befindet.</text:span></text:p>
      <text:p text:style-name="P1">→<text:span text:style-name="T5"> Ziel: Unternehmen stellt sich vor den Kunden und zwar vor allen anderen Unternehmen.</text:span></text:p>
      <text:p text:style-name="P1"><text:tab/>→<text:span text:style-name="T5"> Wettbewerbsvorteil.</text:span></text:p>
      <text:p text:style-name="P1"/>
      <text:p text:style-name="P2">--------------------------------Absatz- und Marktbearbeitungsstrategien--------------------------------------</text:p>
      <text:p text:style-name="P2">→ <text:span text:style-name="T7">Käufermarkt: Überangebot an Gütern.</text:span></text:p>
      <text:p text:style-name="P2">→<text:span text:style-name="T7"> Verkäufermarkt: Nachfrage größer als Angebot.</text:span></text:p>
      <text:p text:style-name="P2">→<text:span text:style-name="T8"> Produktlebenszyklus: Verschiedene Entwicklungsstadien eines Produktes.</text:span></text:p>
      <text:p text:style-name="P2"><text:tab/>→<text:span text:style-name="T8"> Es gibt fünf Phasen:</text:span></text:p>
      <text:p text:style-name="P2"><text:tab/><text:tab/>→<text:span text:style-name="T9"> Einführungsphase.</text:span></text:p>
      <text:p text:style-name="P2"><text:tab/><text:tab/>→<text:span text:style-name="T9"> Wachstumsphase.</text:span></text:p>
      <text:p text:style-name="P2"><text:tab/><text:tab/><text:tab/>→<text:span text:style-name="T10"> Ziel: Deutlicher Anstieg der Absatzmenge.</text:span></text:p>
      <text:p text:style-name="P2"><text:tab/><text:tab/>→<text:span text:style-name="T11"> Reifephase.</text:span></text:p>
      <text:p text:style-name="P2"><text:tab/><text:tab/>→<text:span text:style-name="T11"> Sättigungsphase.</text:span></text:p>
      <text:p text:style-name="P2"><text:tab/><text:tab/><text:tab/>→<text:span text:style-name="T11"> Anstieg der Absatzmenge weniger stark.</text:span></text:p>
      <text:p text:style-name="P2"><text:tab/><text:tab/>→<text:span text:style-name="T11"> Degenerationsphase.</text:span></text:p>
      <text:p text:style-name="P2"><text:tab/><text:tab/><text:tab/>→<text:span text:style-name="T12"> Abstieg der Absatzmenge.</text:span></text:p>
      <text:p text:style-name="P2"><text:tab/><text:tab/><text:tab/>→<text:span text:style-name="T13"> Relaunch durch Anpassung möglich → Absatzmenge steigt wieder.</text:span></text:p>
      <text:p text:style-name="P2">→<text:span text:style-name="T14"> Gesamtdeckungsbeitrag </text:span></text:p>
      <text:p text:style-name="P2"><text:tab/>→<text:span text:style-name="T14"> Differenz vom Erlös des Produktes und variablen Kosten.</text:span></text:p>
      <text:p text:style-name="P2"><text:tab/>→<text:span text:style-name="T15"> Ziel: Soviel Umsatz erzielen (aus Reife-, Sättigung und Anfang der Degenerationsphase), </text:span></text:p>
      <text:p text:style-name="P2"><text:tab/><text:tab/><text:span text:style-name="T15">dass Verluste aus Entwicklungs- und Wachstumsphase überkompensiert werden.</text:span></text:p>
      <text:p text:style-name="P2"><text:tab/><text:tab/><text:tab/>→<text:span text:style-name="T16"> Bild Seite 50.</text:span></text:p>
      <text:p text:style-name="P2"/>
      <text:p text:style-name="P2">→<text:span text:style-name="T17"> Marktbearbeitungsstrategien</text:span></text:p>
      <text:p text:style-name="P2"><text:tab/></text:p>
      <text:p text:style-name="P2"><draw:custom-shape text:anchor-type="paragraph" draw:z-index="0" draw:name="Form1" draw:style-name="gr1" svg:width="3.873cm" svg:height="0.362cm" svg:x="3.967cm" svg:y="0.07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tab/><text:span text:style-name="T17">undifferenziert<text:tab/><text:tab/><text:tab/><text:tab/>homogene Produkte</text:span></text:p>
      <text:p text:style-name="P2"><draw:custom-shape text:anchor-type="paragraph" draw:z-index="1" draw:name="Form2" draw:style-name="gr2" svg:width="4.426cm" svg:height="0.387cm" svg:x="3.678cm" svg:y="0.16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tab/><text:span text:style-name="T17">differenziert<text:tab/><text:tab/><text:tab/><text:tab/><text:tab/>Angebote für verschiedene Segmente</text:span></text:p>
      <text:p text:style-name="P2"><draw:custom-shape text:anchor-type="paragraph" draw:z-index="2" draw:name="Form3" draw:style-name="gr3" svg:width="4.499cm" svg:height="0.555cm" svg:x="3.798cm" svg:y="0.27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tab/><text:span text:style-name="T17">konzentriert<text:tab/><text:tab/><text:tab/><text:tab/><text:tab/>Marktnische</text:span></text:p>
      <text:p text:style-name="P2"/>
      <text:p text:style-name="P2"><text:tab/></text:p>
      <text:p text:style-name="P2"><text:tab/>→<text:span text:style-name="T18"> homogen: Kundenwunsch ist einheitlich, werden auf Massenmärkten undifferenziert </text:span></text:p>
      <text:p text:style-name="P2"><text:tab/><text:tab/><text:span text:style-name="T18">beworben (undifferenziert = Kunden wollen alle das gleiche).</text:span></text:p>
      <text:p text:style-name="P2"><text:tab/>→<text:span text:style-name="T18"> konzentrierte Marketingstrategien: zielt auf Kunden in bestimmten Marktsegment </text:span></text:p>
      <text:p text:style-name="P2"><text:tab/><text:tab/><text:span text:style-name="T19">(Zielgruppe) an.</text:span></text:p>
      <text:p text:style-name="P2"><text:tab/>→<text:span text:style-name="T20"> differenzierte Marktbearbeitungsstrategie: Spezielle Angebote für verschiedene</text:span></text:p>
      <text:p text:style-name="P2"><text:tab/><text:tab/><text:span text:style-name="T20">Marktsegmente.</text:span></text:p>
      <text:p text:style-name="P2"/>
      <text:p text:style-name="P5">Marktsegmentierung </text:p>
      <text:p text:style-name="P5"><text:tab/>→ <text:span text:style-name="T21">Aufteilung des Gesamtmarktes in homogene Käufergruppen nach bestimmten Kriterien.</text:span></text:p>
      <text:p text:style-name="P5"><text:tab/>→<text:span text:style-name="T22"> Segmentierungskriterien </text:span></text:p>
      <text:p text:style-name="P5"><text:tab/><text:tab/>→<text:span text:style-name="T23"> Verhaltensorientiert: Kaufanlässe, Nutzerwartung, Kaufbereitschaft… .</text:span></text:p>
      <text:p text:style-name="P5"><text:tab/><text:tab/>→<text:span text:style-name="T23"> Geografisch</text:span></text:p>
      <text:p text:style-name="P5"><text:tab/><text:tab/>→<text:span text:style-name="T23"> Soziodemografisch: Geschlecht, Alter, Familienstand… .</text:span></text:p>
      <text:p text:style-name="P5"><text:tab/><text:tab/>→<text:span text:style-name="T23"> Psychografisch: Einstellung, Gewohnheit, Lebensstil… .</text:span></text:p>
      <text:p text:style-name="P5"><text:soft-page-break/><text:tab/><text:tab/>→<text:span text:style-name="T24"> Je genauer Zielgruppen Beschrieben werden, desto genauer können</text:span></text:p>
      <text:p text:style-name="P5"><text:tab/><text:tab/><text:tab/><text:span text:style-name="T24">Marketingmaßnamen ausgerichtet werden.</text:span></text:p>
      <text:p text:style-name="P5"/>
      <text:p text:style-name="P5"/>
      <text:p text:style-name="P6">------------------------------------------Marketinginstrumente---------------------------------------------------</text:p>
      <text:p text:style-name="P6"><text:tab/><text:tab/><text:tab/><text:tab/><text:tab/><text:tab/></text:p>
      <text:p text:style-name="P6"><draw:line text:anchor-type="paragraph" draw:z-index="3" draw:name="Form4" draw:style-name="gr4" draw:text-style-name="P7" svg:x1="3.268cm" svg:y1="0.191cm" svg:x2="11.976cm" svg:y2="0.216cm"><text:p/></draw:line><draw:line text:anchor-type="paragraph" draw:z-index="4" draw:name="Form5" draw:style-name="gr4" draw:text-style-name="P7" svg:x1="3.461cm" svg:y1="3.487cm" svg:x2="3.318cm" svg:y2="0.36cm"><text:p/></draw:line><draw:line text:anchor-type="paragraph" draw:z-index="5" draw:name="Form6" draw:style-name="gr4" draw:text-style-name="P7" svg:x1="11.88cm" svg:y1="3.318cm" svg:x2="11.88cm" svg:y2="0.36cm"><text:p/></draw:line><text:tab/><text:tab/><text:tab/><text:tab/><text:tab/><text:tab/><text:span text:style-name="T25">Product</text:span></text:p>
      <text:p text:style-name="P6"><text:tab/><text:tab/><text:tab/><text:tab/><text:tab/><text:tab/></text:p>
      <text:p text:style-name="P6"/>
      <text:p text:style-name="P6"><text:tab/><text:tab/><text:span text:style-name="T25">Promotion</text:span><text:tab/><text:tab/><text:tab/><text:span text:style-name="T25">4Ps<text:tab/><text:tab/><text:tab/>Place</text:span></text:p>
      <text:p text:style-name="P6"/>
      <text:p text:style-name="P6"><draw:line text:anchor-type="paragraph" draw:z-index="6" draw:name="Form7" draw:style-name="gr4" draw:text-style-name="P7" svg:x1="3.461cm" svg:y1="0.474cm" svg:x2="11.88cm" svg:y2="0.259cm"><text:p/></draw:line><text:tab/><text:tab/><text:tab/><text:tab/><text:tab/><text:tab/><text:span text:style-name="T25">Price</text:span></text:p>
      <text:p text:style-name="P2"/>
      <text:p text:style-name="P2"/>
      <text:p text:style-name="P2">→<text:span text:style-name="T25"> Produktpolitik</text:span></text:p>
      <text:p text:style-name="P2"><text:tab/>→<text:span text:style-name="T25"> Alle Maßnahmen zur Steigerung der eigenen Wettbewerbsposition durch attraktives </text:span></text:p>
      <text:p text:style-name="P2"><text:tab/><text:tab/><text:span text:style-name="T25">Leistungsangebot.</text:span></text:p>
      <text:p text:style-name="P2"><text:tab/><text:tab/>→<text:span text:style-name="T25"> Suche nach neuen Produkten </text:span></text:p>
      <text:p text:style-name="P2"><text:tab/><text:tab/>→<text:span text:style-name="T25"> möglichst gute Gestaltung </text:span></text:p>
      <text:p text:style-name="P2"/>
      <text:p text:style-name="P2">→<text:span text:style-name="T25"> Distributionspolitik (Place)</text:span></text:p>
      <text:p text:style-name="P2"><text:tab/>→<text:span text:style-name="T25"> Absatzweg um Produkt an Kunden zu bringen.</text:span></text:p>
      <text:p text:style-name="P2"><text:tab/><text:tab/>→<text:span text:style-name="T26"> Verkauf an Messen, Außendienst, Verkaufsniederlassung, Onlinevertrieb… .</text:span></text:p>
      <text:p text:style-name="P2"/>
      <text:p text:style-name="P2">→<text:span text:style-name="T26"> Preis- und Kontrahierungspolitik </text:span></text:p>
      <text:p text:style-name="P2"><text:tab/>→<text:span text:style-name="T26"> Bildung des Preises eines Produktes durch verschiedene Aspekte:</text:span></text:p>
      <text:p text:style-name="P2"><text:tab/><text:tab/>→<text:span text:style-name="T27"> Marktposition des Anbieters (Milka kann mehr verlangen als kleine Hersteller).</text:span></text:p>
      <text:p text:style-name="P2"><text:tab/><text:tab/>→<text:span text:style-name="T27"> Kosten des Anbieters (Herstellungskosten des Produktes).</text:span></text:p>
      <text:p text:style-name="P2"><text:tab/><text:tab/>→<text:span text:style-name="T27"> Preis für ähnliche Produkte der Konkurrenz </text:span></text:p>
      <text:p text:style-name="P2"><text:tab/><text:tab/>→<text:span text:style-name="T27"> Kaufkraft und Preisvorstellung potentieller Käufer</text:span></text:p>
      <text:p text:style-name="P2"/>
      <text:p text:style-name="P2"><text:tab/>→<text:span text:style-name="T28"> unterschiedliche Preisstrategien </text:span></text:p>
      <text:p text:style-name="P2"><text:tab/><text:tab/>→<text:span text:style-name="T28"> Skimming-Preisstrategie</text:span></text:p>
      <text:p text:style-name="P2"><text:tab/><text:tab/><text:tab/>→<text:span text:style-name="T29"> Produkt ist eine Innovation und hat wenig bis keine Konkurrenz. Dadurch</text:span></text:p>
      <text:p text:style-name="P2"><text:tab/><text:tab/><text:tab/><text:tab/><text:span text:style-name="T29">erst hohe Preisbildung und im laufe der zeit immer niedriger.</text:span></text:p>
      <text:p text:style-name="P2"><text:tab/><text:tab/>→<text:span text:style-name="T28"> Premium-Preisstrategie</text:span></text:p>
      <text:p text:style-name="P2"><text:tab/><text:tab/><text:tab/>→<text:span text:style-name="T29"> Langfristig hoher Preis für Produkt.</text:span></text:p>
      <text:p text:style-name="P2"><text:tab/><text:tab/><text:tab/><text:tab/>→<text:span text:style-name="T29"> Durch den hohen Preis will ein Unternehmen die Qualität </text:span></text:p>
      <text:p text:style-name="P2"><text:tab/><text:tab/><text:tab/><text:tab/><text:tab/><text:span text:style-name="T29">des Produktes darstellen und ein Produktimage aufbauen.</text:span></text:p>
      <text:p text:style-name="P2"><text:tab/><text:tab/>→<text:span text:style-name="T30"> Weitere Preisdifferenzierung sind</text:span></text:p>
      <text:p text:style-name="P2"><text:tab/><text:tab/><text:tab/>→<text:span text:style-name="T30"> Raum</text:span></text:p>
      <text:p text:style-name="P2"><text:tab/><text:tab/><text:tab/>→<text:span text:style-name="T30"> Zeit</text:span></text:p>
      <text:p text:style-name="P2"><text:tab/><text:tab/><text:tab/>→<text:span text:style-name="T30"> Menge</text:span></text:p>
      <text:p text:style-name="P2"><text:tab/><text:tab/><text:tab/>→<text:span text:style-name="T30"> Kunden</text:span></text:p>
      <text:p text:style-name="P2"/>
      <text:p text:style-name="P2">→<text:span text:style-name="T30"> Kommunikationspolitik</text:span></text:p>
      <text:p text:style-name="P2"><text:tab/>→<text:span text:style-name="T30"> Übermittlung einer Botschaft zum Kunden um Kaufanreiz zu geben (Werbebotschaft).</text:span></text:p>
      <text:p text:style-name="P2"><text:tab/><text:tab/>→<text:span text:style-name="T30"> Z.B. Werbung</text:span></text:p>
      <text:p text:style-name="P2"><text:tab/>→<text:span text:style-name="T31"> Informierende und aktivierende Botschaften</text:span></text:p>
      <text:p text:style-name="P2"><text:tab/><text:tab/>→<text:span text:style-name="T31"> Informierende: Spricht den kritischen Verstand des Käufers an.</text:span></text:p>
      <text:p text:style-name="P2"><text:tab/><text:tab/><text:tab/>→<text:span text:style-name="T31"> Produkteigenschaften, Preis, Service… .</text:span></text:p>
      <text:p text:style-name="P2"><text:tab/><text:tab/>→<text:span text:style-name="T31"> aktivierende: Zielen auf Gefühlsebene des Käufers ab.</text:span></text:p>
      <text:p text:style-name="P2"><text:soft-page-break/><text:tab/>→<text:span text:style-name="T32"> AIDA-Modell</text:span></text:p>
      <text:p text:style-name="P2"><text:tab/><text:tab/>→<text:span text:style-name="T32"> Attraction: Aufmerksamkeit erzeugen.</text:span></text:p>
      <text:p text:style-name="P2"><text:tab/><text:tab/>→<text:span text:style-name="T32"> Iinterest: Interesse am Produkt wecken.</text:span></text:p>
      <text:p text:style-name="P2"><text:tab/><text:tab/>→<text:span text:style-name="T32"> Desire: Kaufwunsch entstehen lassen.</text:span></text:p>
      <text:p text:style-name="P2"><text:tab/><text:tab/>→<text:span text:style-name="T32"> Action: Hervorrufen der Kaufaktion bei dem potentiellen Kunden.</text:span></text:p>
      <text:p text:style-name="P2"/>
      <text:p text:style-name="P2"><text:tab/>→<text:span text:style-name="T33"> Kundenbindungsinstrumente </text:span></text:p>
      <text:p text:style-name="P2"><text:tab/><text:tab/>→<text:span text:style-name="T33"> emotional Kundenbindung</text:span></text:p>
      <text:p text:style-name="P2"><text:tab/><text:tab/><text:tab/>→<text:span text:style-name="T33"> Zufriedenheit, Serviceleistung, Vertrauen.</text:span></text:p>
      <text:p text:style-name="P2"><text:tab/><text:tab/><text:tab/><text:tab/>→<text:span text:style-name="T33"> besonders sind dialogsorientierte Kommunikationsinstrumente</text:span></text:p>
      <text:p text:style-name="P2"><text:tab/><text:tab/><text:tab/><text:tab/><text:tab/><text:span text:style-name="T33">wie z.B. Außendienst.</text:span></text:p>
      <text:p text:style-name="P2"><text:tab/><text:tab/></text:p>
      <text:p text:style-name="P2"><text:tab/><text:tab/>→<text:span text:style-name="T33"> ökonomische Kundenbindung</text:span></text:p>
      <text:p text:style-name="P2"><text:tab/><text:tab/><text:tab/>→<text:span text:style-name="T34"> Wechsel der Kundenbeziehung ist für Kunden ökonomisch unattraktiv.</text:span></text:p>
      <text:p text:style-name="P3"><text:tab/><text:tab/><text:tab/><text:tab/><text:span text:style-name="T35">(ökonomisch = wirtschaftlich = geringer Aufwand jedoch hoher</text:span></text:p>
      <text:p text:style-name="P3"><text:tab/><text:tab/><text:tab/><text:tab/><text:tab/><text:span text:style-name="T35">Ertrag).</text:span></text:p>
      <text:p text:style-name="P3"/>
      <text:p text:style-name="P4"><text:tab/><text:tab/>→<text:span text:style-name="T36"> vertraglich und technisch-funktional.</text:span></text:p>
      <text:p text:style-name="P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1:44:09.301599951</meta:creation-date>
    <dc:date>2019-11-03T14:37:49.737939015</dc:date>
    <meta:editing-duration>PT2H43M10S</meta:editing-duration>
    <meta:editing-cycles>45</meta:editing-cycles>
    <meta:generator>LibreOffice/6.0.7.3$Linux_X86_64 LibreOffice_project/00m0$Build-3</meta:generator>
    <meta:document-statistic meta:table-count="0" meta:image-count="0" meta:object-count="0" meta:page-count="3" meta:paragraph-count="106" meta:word-count="520" meta:character-count="4575" meta:non-whitespace-character-count="3923"/>
  </office:meta>
</office:document-meta>
</file>